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0B0000000B70A9EE9903C9253B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a0e" officeooo:paragraph-rsid="0017aa0e"/>
    </style:style>
    <style:style style:name="P2" style:family="paragraph" style:parent-style-name="Standard">
      <style:text-properties officeooo:rsid="00181399" officeooo:paragraph-rsid="00181399"/>
    </style:style>
    <style:style style:name="P3" style:family="paragraph" style:parent-style-name="Standard" style:list-style-name="L1">
      <style:text-properties officeooo:rsid="00181399" officeooo:paragraph-rsid="00181399"/>
    </style:style>
    <style:style style:name="P4" style:family="paragraph" style:parent-style-name="Standard">
      <style:text-properties officeooo:rsid="0018d2e5" officeooo:paragraph-rsid="0018d2e5"/>
    </style:style>
    <style:style style:name="P5" style:family="paragraph" style:parent-style-name="Standard">
      <style:text-properties officeooo:rsid="001abf98" officeooo:paragraph-rsid="001abf98"/>
    </style:style>
    <style:style style:name="P6" style:family="paragraph" style:parent-style-name="Standard" style:list-style-name="L1">
      <style:text-properties fo:font-weight="bold" officeooo:rsid="00181399" officeooo:paragraph-rsid="00181399" style:font-weight-asian="bold" style:font-weight-complex="bold"/>
    </style:style>
    <style:style style:name="P7" style:family="paragraph" style:parent-style-name="Standard">
      <style:text-properties fo:font-weight="bold" officeooo:rsid="001ba2b7" officeooo:paragraph-rsid="001ba2b7" style:font-weight-asian="bold" style:font-weight-complex="bold"/>
    </style:style>
    <style:style style:name="P8" style:family="paragraph" style:parent-style-name="Standard">
      <style:text-properties fo:font-weight="bold" officeooo:rsid="001bf829" officeooo:paragraph-rsid="001bf829" style:font-weight-asian="bold" style:font-weight-complex="bold"/>
    </style:style>
    <style:style style:name="P9" style:family="paragraph" style:parent-style-name="Standard">
      <style:text-properties officeooo:rsid="001ba2b7" officeooo:paragraph-rsid="001ba2b7"/>
    </style:style>
    <style:style style:name="P10" style:family="paragraph" style:parent-style-name="Standard">
      <style:text-properties fo:font-weight="normal" officeooo:rsid="001ba2b7" officeooo:paragraph-rsid="001ba2b7" style:font-weight-asian="normal" style:font-weight-complex="normal"/>
    </style:style>
    <style:style style:name="P11" style:family="paragraph" style:parent-style-name="Standard">
      <style:text-properties fo:font-weight="normal" officeooo:rsid="0018d2e5" officeooo:paragraph-rsid="0018d2e5" style:font-weight-asian="normal" style:font-weight-complex="normal"/>
    </style:style>
    <style:style style:name="P12" style:family="paragraph" style:parent-style-name="Standard">
      <style:text-properties fo:font-weight="normal" officeooo:rsid="001bf829" officeooo:paragraph-rsid="001bf829" style:font-weight-asian="normal" style:font-weight-complex="normal"/>
    </style:style>
    <style:style style:name="T1" style:family="text">
      <style:text-properties officeooo:rsid="0018d2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2e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5c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K Stack Implementation</text:p>
      <text:p text:style-name="P1"/>
      <text:p text:style-name="P1"/>
      <text:p text:style-name="P2">Elastic Search: https://www.elastic.co/guide/en/elasticsearch/reference/current/docker.html</text:p>
      <text:list xml:id="list2692150145" text:style-name="L1">
        <text:list-item>
          <text:p text:style-name="P3">docker network create elastic <text:span text:style-name="T1">(ONCE)</text:span></text:p>
        </text:list-item>
        <text:list-item>
          <text:p text:style-name="P3">docker pull docker.elastic.co/elasticsearch/elasticsearch:8.14.1 <text:span text:style-name="T1">(ONCE)</text:span></text:p>
        </text:list-item>
      </text:list>
      <text:p text:style-name="P2">!!!!</text:p>
      <text:list xml:id="list193805758184012" text:continue-numbering="true" text:style-name="L1">
        <text:list-item>
          <text:p text:style-name="P6">docker run --name es01 --net elastic -p 9200:9200 -it -m 1GB docker.elastic.co/elasticsearch/elasticsearch:8.14.1</text:p>
        </text:list-item>
      </text:list>
      <text:p text:style-name="P5">Incase of error, chane port number: sudo docker run --name elk1 --net elastic -p 9201:9200 -it -m 1GB docker.elastic.co/elasticsearch/elasticsearch:8.14.1</text:p>
      <text:p text:style-name="P5"/>
      <text:p text:style-name="P2"><text:span text:style-name="T1">List all docker containers: </text:span><text:span text:style-name="T2">sudo docker ps -a</text:span><text:line-break/><text:span text:style-name="T1">Remove a container: </text:span><text:span text:style-name="T3">sudo docker rm &lt;container_id_or_name&gt;</text:span></text:p>
      <text:p text:style-name="P4">Stop a container: <text:span text:style-name="T2">sudo docker stop &lt;container_id_or_name&gt;</text:span></text:p>
      <text:p text:style-name="P11"/>
      <text:p text:style-name="P4"><text:span text:style-name="T4">Copy the generated </text:span><text:span text:style-name="Source_20_Text"><text:span text:style-name="T4">elastic</text:span></text:span><text:span text:style-name="T4"> password and enrollment token. These credentials are only shown when you start Elasticsearch for the first time. You can regenerate the credentials using the following commands:</text:span></text:p>
      <text:p text:style-name="P4"><text:span text:style-name="T2">docker exec -it es01 /usr/share/elasticsearch/bin/elasticsearch-reset-password -u elastic</text:span></text:p>
      <text:p text:style-name="P4"><text:span text:style-name="T2">docker exec -it es01 /usr/share/elasticsearch/bin/elasticsearch-create-enrollment-token -s kibana</text:span></text:p>
      <text:p text:style-name="P4"><text:span text:style-name="T2"/></text:p>
      <text:p text:style-name="P4"><text:span text:style-name="T2"/></text:p>
      <text:p text:style-name="P9"><text:span text:style-name="T2">Logstash:</text:span></text:p>
      <text:p text:style-name="P10">docker pull docker.elastic.co/logstash/logstash:8.14.1</text:p>
      <text:p text:style-name="P10"/>
      <text:p text:style-name="P7">sudo docker run --name logstash --net elastic -p 5044:5044 -v /home/iconicveda/logstash.conf:/usr/share/logstash/pipeline/logstash.conf -it docker.elastic.co/logstash/logstash:8.14.1</text:p>
      <text:p text:style-name="P7"/>
      <text:p text:style-name="P8">Kibana:</text:p>
      <text:p text:style-name="P8"/>
      <text:p text:style-name="P12">docker pull docker.elastic.co/kibana/kibana:8.14.1 (ONCE)</text:p>
      <text:p text:style-name="P12"/>
      <text:p text:style-name="P8">docker run --name kib01 --net elastic -p 5601:5601 docker.elastic.co/kibana/kibana:8.14.1<text:line-break/><text:line-break/><text:line-break/><text:span text:style-name="T5">Reset passwd for es:<text:line-break/>sudo docker exec -it t2 /usr/share/elasticsearch/bin/elasticsearch-reset-password -u elasti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5T18:12:19.022109896</meta:creation-date>
    <dc:date>2024-06-15T19:21:29.997292424</dc:date>
    <meta:editing-duration>PT7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67" meta:character-count="1560" meta:non-whitespace-character-count="1420"/>
  </office:meta>
</office:document-meta>
</file>